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A000000FB360D7DE5B7FA04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7925in" svg:y="0.1264in" svg:width="2.578in" svg:height="1.7866in" draw:z-index="0"><draw:image xlink:href="Pictures/100002010000016A000000FB360D7DE5B7FA0432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0.7925in" svg:y="0.1264in" svg:width="2.578in" svg:height="1.7866in" draw:z-index="1"><draw:image xlink:href="Pictures/100002010000016A000000FB360D7DE5B7FA043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3" text:anchor-type="paragraph" svg:x="0.7925in" svg:y="0.1264in" svg:width="2.578in" svg:height="1.7866in" draw:z-index="2"><draw:image xlink:href="Pictures/100002010000016A000000FB360D7DE5B7FA043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4" text:anchor-type="paragraph" svg:x="0.7925in" svg:y="0.1264in" svg:width="2.578in" svg:height="1.7866in" draw:z-index="3"><draw:image xlink:href="Pictures/100002010000016A000000FB360D7DE5B7FA043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7925in" svg:y="0.1264in" svg:width="2.578in" svg:height="1.7866in" draw:z-index="4"><draw:image xlink:href="Pictures/100002010000016A000000FB360D7DE5B7FA043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6" text:anchor-type="paragraph" svg:x="0.7925in" svg:y="0.1264in" svg:width="2.578in" svg:height="1.7866in" draw:z-index="5"><draw:image xlink:href="Pictures/100002010000016A000000FB360D7DE5B7FA0432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7" text:anchor-type="paragraph" svg:x="0.7925in" svg:y="0.1264in" svg:width="2.578in" svg:height="1.7866in" draw:z-index="6"><draw:image xlink:href="Pictures/100002010000016A000000FB360D7DE5B7FA043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7925in" svg:y="0.1264in" svg:width="2.578in" svg:height="1.7866in" draw:z-index="7"><draw:image xlink:href="Pictures/100002010000016A000000FB360D7DE5B7FA043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7925in" svg:y="0.1264in" svg:width="2.578in" svg:height="1.7866in" draw:z-index="8"><draw:image xlink:href="Pictures/100002010000016A000000FB360D7DE5B7FA0432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0" text:anchor-type="paragraph" svg:x="0.7925in" svg:y="0.1264in" svg:width="2.578in" svg:height="1.7866in" draw:z-index="9"><draw:image xlink:href="Pictures/100002010000016A000000FB360D7DE5B7FA0432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8-04-22T15:09:47.211000000</meta:print-date>
    <dc:date>2018-04-22T15:09:04.517000000</dc:date>
    <meta:editing-cycles>31</meta:editing-cycles>
    <dc:subject>Avery Dennison Template</dc:subject>
    <dc:title>Avery Dennison Template</dc:title>
    <meta:editing-duration>P3DT16H59M45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